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Ink Free" fo:font-size="18pt" fo:font-weight="bold" officeooo:rsid="001bc53e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Ink Free" fo:font-size="18pt" fo:font-weight="bold" officeooo:rsid="001bf35e" officeooo:paragraph-rsid="001bf35e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Bradley Hand ITC" fo:font-size="18pt" fo:font-weight="bold" officeooo:rsid="001bf35e" officeooo:paragraph-rsid="001bf35e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bold" officeooo:rsid="001db833" officeooo:paragraph-rsid="001db83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18pt" fo:font-weight="bold" officeooo:rsid="001db833" officeooo:paragraph-rsid="001db83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8pt" fo:font-weight="bold" officeooo:rsid="001db833" officeooo:paragraph-rsid="001db833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mic Sans MS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untry</text:span></text:p>
      <text:p text:style-name="P9"><text:span text:style-name="T1">Year</text:span></text:p>
      <text:p text:style-name="P10"><text:span text:style-name="T2"/></text:p>
      <text:p text:style-name="P10"><text:span text:style-name="T1"># Issue date, Scott number, descrip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0:07:52.458000000</meta:creation-date>
    <meta:editing-duration>PT1M5S</meta:editing-duration>
    <meta:editing-cycles>2</meta:editing-cycles>
    <meta:generator>LibreOffice/6.4.4.2$Windows_X86_64 LibreOffice_project/3d775be2011f3886db32dfd395a6a6d1ca2630ff</meta:generator>
    <dc:title>Tuba Hymn Lyrics</dc:title>
    <meta:print-date>2021-02-07T10:37:14.970000000</meta:print-date>
    <dc:date>2021-02-07T10:40:24.466000000</dc:date>
    <meta:document-statistic meta:table-count="0" meta:image-count="0" meta:object-count="0" meta:page-count="1" meta:paragraph-count="3" meta:word-count="8" meta:character-count="50" meta:non-whitespace-character-count="45"/>
    <meta:template xlink:type="simple" xlink:actuate="onRequest" xlink:title="Tuba Hymn Lyrics" xlink:href="../../../../AppData/Roaming/LibreOffice/4/user/template/Tuba%20Hymn%20Lyrics.ott" meta:date="2021-02-07T10:07:51.657000000"/>
  </office:meta>
</office:document-meta>
</file>